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00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9/4</text:p>
      <text:p text:style-name="Preformatted_20_Text"><text:tab/>-facing problem parsing links.Code is running successfully but there are some kind of links which are non-respondent by urlib.</text:p>
      <text:p text:style-name="Preformatted_20_Text"><text:tab/>-<text:span text:style-name="T1">some of them are https://*</text:span></text:p>
      <text:p text:style-name="Preformatted_20_Text"><text:tab/>-<text:span text:style-name="T1">can't parse this page-----"http://groups.drupal.org/node/290703"</text:span></text:p>
      <text:p text:style-name="Preformatted_20_Text"><text:tab/><text:tab/>-problem is can't encode a special character in one of the link in the content containing letter outside english</text:p>
      <text:p text:style-name="Preformatted_20_Text"><text:tab/>- take care that often there is a link to home ie root page </text:p>
      <text:p text:style-name="Preformatted_20_Text">10/4</text:p>
      <text:p text:style-name="Preformatted_20_Text"><text:tab/>-<text:span text:style-name="T1"> can't parse redirecting links.</text:span></text:p>
      <text:p text:style-name="Preformatted_20_Text"><text:tab/>- setting time out(as some site take too much time to open)</text:p>
      <text:p text:style-name="Preformatted_20_Text"><text:tab/>-<text:span text:style-name="T1"> taking care of iframes</text:span></text:p>
      <text:p text:style-name="Preformatted_20_Text"><text:tab/>- "http://gator1795.hostgator.com/~sigdata/" check for this case</text:p>
      <text:p text:style-name="Preformatted_20_Text"><text:tab/></text:p>
      <text:p text:style-name="Preformatted_20_Text">12/4</text:p>
      <text:p text:style-name="Preformatted_20_Text"/>
      <text:p text:style-name="Preformatted_20_Text"><text:tab/>- <text:span text:style-name="T1">check for "mailto:"</text:span></text:p>
      <text:p text:style-name="Preformatted_20_Text"><text:tab/>- <text:span text:style-name="T1">to handle timeout</text:span></text:p>
      <text:p text:style-name="Preformatted_20_Text"><text:tab/><text:tab/>-The optional timeout parameter specifies a timeout in seconds for blocking operations like the connection attempt (if not specified, the global default timeout setting will be used)</text:p>
      <text:p text:style-name="Preformatted_20_Text"><text:tab/>-<text:span text:style-name="T2">proxy connection handled successfully</text:span></text:p>
      <text:p text:style-name="Preformatted_20_Text"><text:tab/></text:p>
      <text:p text:style-name="Preformatted_20_Text"><text:tab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2T19:27:07</dc:date>
    <dc:creator>tom </dc:creator>
    <meta:document-statistic meta:table-count="0" meta:image-count="0" meta:object-count="0" meta:page-count="1" meta:paragraph-count="19" meta:word-count="132" meta:character-count="858" meta:non-whitespace-character-count="724"/>
    <meta:generator>LibreOffice/3.5$Linux_x86 LibreOffice_project/350m1$Build-2</meta:generator>
  </office:meta>
</office:document-meta>
</file>